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1.2" table:style-name="ta1">
        <table:table-column table:style-name="co1" table:number-columns-repeated="2" table:default-cell-style-name="Default"/>
        <table:table-row table:style-name="ro1">
          <table:table-cell office:value-type="string">
            <text:p>f (Hz)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U_E SS (mV)</text:p>
          </table:table-cell>
          <table:table-cell office:value-type="string">
            <text:p>U_A SS (V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2">
            <text:p>5,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4">
            <text:p>7,4</text:p>
          </table:table-cell>
        </table:table-row>
      </table:table>
      <table:table table:name="1.3" table:style-name="ta1">
        <table:table-column table:style-name="co1" table:number-columns-repeated="2" table:default-cell-style-name="Default"/>
        <table:table-row table:style-name="ro1">
          <table:table-cell office:value-type="string">
            <text:p>f (Hz)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Kom.</text:p>
          </table:table-cell>
          <table:table-cell office:value-type="string">
            <text:p>ohne Emitterkondensator</text:p>
          </table:table-cell>
        </table:table-row>
        <table:table-row table:style-name="ro1">
          <table:table-cell office:value-type="string">
            <text:p>U_E SS (mV)</text:p>
          </table:table-cell>
          <table:table-cell office:value-type="string">
            <text:p>U_A SS (mV)</text:p>
          </table:table-cell>
        </table:table-row>
        <table:table-row table:style-name="ro1">
          <table:table-cell office:value-type="float" office:value="25.6">
            <text:p>25,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56.8">
            <text:p>56,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64">
            <text:p>464</text:p>
          </table:table-cell>
        </table:table-row>
      </table:table>
      <table:table table:name="1.4" table:style-name="ta1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>
            <text:p>Kom.</text:p>
          </table:table-cell>
          <table:table-cell office:value-type="string">
            <text:p>Stromgegenkopplung</text:p>
          </table:table-cell>
          <table:table-cell/>
        </table:table-row>
        <table:table-row table:style-name="ro1">
          <table:table-cell office:value-type="string">
            <text:p>f (Hz)</text:p>
          </table:table-cell>
          <table:table-cell office:value-type="string">
            <text:p>U_E (mV)</text:p>
          </table:table-cell>
          <table:table-cell office:value-type="string">
            <text:p>U_A (mV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">
            <text:p>104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6">
            <text:p>106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8">
            <text:p>10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8">
            <text:p>10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8">
            <text:p>10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08">
            <text:p>108</text:p>
          </table:table-cell>
          <table:table-cell office:value-type="float" office:value="472">
            <text:p>472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office:value-type="string">
            <text:p>f (Hz)</text:p>
          </table:table-cell>
          <table:table-cell office:value-type="string">
            <text:p>U_E (mV)</text:p>
          </table:table-cell>
          <table:table-cell office:value-type="string">
            <text:p>U_A (V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.2">
            <text:p>47,2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.4">
            <text:p>46,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.8">
            <text:p>44,8</text:p>
          </table:table-cell>
          <table:table-cell office:value-type="float" office:value="2.32">
            <text:p>2,3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.4">
            <text:p>42,4</text:p>
          </table:table-cell>
          <table:table-cell office:value-type="float" office:value="6.4">
            <text:p>6,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2.4">
            <text:p>42,4</text:p>
          </table:table-cell>
          <table:table-cell office:value-type="float" office:value="8.2">
            <text:p>8,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.4">
            <text:p>42,4</text:p>
          </table:table-cell>
          <table:table-cell office:value-type="float" office:value="8.4">
            <text:p>8,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40.8">
            <text:p>40,8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0.8">
            <text:p>40,8</text:p>
          </table:table-cell>
          <table:table-cell office:value-type="float" office:value="7.4">
            <text:p>7,4</text:p>
          </table:table-cell>
        </table:table-row>
      </table:table>
      <table:table table:name="2.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 (Hz)</text:p>
          </table:table-cell>
          <table:table-cell office:value-type="float" office:value="1000">
            <text:p>100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U_E (mV)</text:p>
          </table:table-cell>
          <table:table-cell office:value-type="string">
            <text:p>U_A (V)</text:p>
          </table:table-cell>
        </table:table-row>
        <table:table-row table:style-name="ro1">
          <table:table-cell office:value-type="float" office:value="49.6">
            <text:p>49,6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28">
            <text:p>2,2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.16">
            <text:p>4,16</text:p>
          </table:table-cell>
        </table:table-row>
      </table:table>
      <table:table table:name="2.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Kom.</text:p>
          </table:table-cell>
          <table:table-cell office:value-type="string">
            <text:p>großer Eingangswiderstand</text:p>
          </table:table-cell>
        </table:table-row>
        <table:table-row table:style-name="ro1">
          <table:table-cell office:value-type="string">
            <text:p>U_M (V)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U_Ges (V)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string">
            <text:p>R_M (Mohm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_A (V)</text:p>
          </table:table-cell>
          <table:table-cell table:formula="of:=[.B5]-[.B4]" office:value-type="float" office:value="1062">
            <text:p>1062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39 ohm</text:p>
          </table:table-cell>
          <table:table-cell table:style-name="ce1" office:value-type="string">
            <text:p>kleiner Ausgangswiderstand, Schaltung abgeschaltet</text:p>
          </table:table-cell>
        </table:table-row>
      </table:table>
      <table:table table:name="2.3" table:style-name="ta1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Kom.</text:p>
          </table:table-cell>
          <table:table-cell office:value-type="string">
            <text:p>Sinussignal</text:p>
          </table:table-cell>
          <table:table-cell table:number-columns-repeated="2"/>
        </table:table-row>
        <table:table-row table:style-name="ro1">
          <table:table-cell office:value-type="string">
            <text:p>U_G SS (V)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f (Hz)</text:p>
          </table:table-cell>
          <table:table-cell office:value-type="string">
            <text:p>U_G (mV)</text:p>
          </table:table-cell>
          <table:table-cell office:value-type="string">
            <text:p>U_A (V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4">
            <text:p>504</text:p>
          </table:table-cell>
          <table:table-cell office:value-type="float" office:value="4.4">
            <text:p>4,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5.36">
            <text:p>5,3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5.36">
            <text:p>5,36</text:p>
          </table:table-cell>
          <table:table-cell office:value-type="string">
            <text:p>FOTO 133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/>
          <table:table-cell office:value-type="float" office:value="5.6">
            <text:p>5,6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/>
          <table:table-cell office:value-type="float" office:value="5.28">
            <text:p>5,28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/>
          <table:table-cell office:value-type="float" office:value="2.92">
            <text:p>2,9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office:value-type="float" office:value="2.24">
            <text:p>2,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3.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 (Hz)</text:p>
          </table:table-cell>
          <table:table-cell office:value-type="float" office:value="1000">
            <text:p>100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U_G (mV)</text:p>
          </table:table-cell>
          <table:table-cell office:value-type="string">
            <text:p>U_A (V)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.72">
            <text:p>4,7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24">
            <text:p>2,24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0">
            <text:p>10</text:p>
          </table:table-cell>
        </table:table-row>
      </table:table>
      <table:table table:name="3.2" table:style-name="ta1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>
            <text:p>Foto 1344</text:p>
          </table:table-cell>
          <table:table-cell/>
          <table:table-cell office:value-type="string">
            <text:p>sinus</text:p>
          </table:table-cell>
        </table:table-row>
        <table:table-row table:style-name="ro1">
          <table:table-cell office:value-type="string">
            <text:p>Foto 1346</text:p>
          </table:table-cell>
          <table:table-cell/>
          <table:table-cell office:value-type="string">
            <text:p>rechteck</text:p>
          </table:table-cell>
        </table:table-row>
      </table:table>
      <table:table table:name="3.3" table:style-name="ta1">
        <table:table-column table:style-name="co1" table:number-columns-repeated="2" table:default-cell-style-name="Default"/>
        <table:table-row table:style-name="ro1">
          <table:table-cell office:value-type="string">
            <text:p>f (Hz)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Foto 1354</text:p>
          </table:table-cell>
          <table:table-cell office:value-type="string">
            <text:p>dreieck-&gt;int-&gt;parabel</text:p>
          </table:table-cell>
        </table:table-row>
        <table:table-row table:style-name="ro1">
          <table:table-cell office:value-type="string">
            <text:p>foto1556</text:p>
          </table:table-cell>
          <table:table-cell office:value-type="string">
            <text:p>rechteck-&gt;int-&gt;dreieck</text:p>
          </table:table-cell>
        </table:table-row>
      </table:table>
      <table:table table:name="3.4" table:style-name="ta1">
        <table:table-column table:style-name="co1" table:number-columns-repeated="2" table:default-cell-style-name="Default"/>
        <table:table-row table:style-name="ro1">
          <table:table-cell office:value-type="string">
            <text:p>f (Hz)</text:p>
          </table:table-cell>
          <table:table-cell office:value-type="float" office:value="50">
            <text:p>5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foto1400</text:p>
          </table:table-cell>
          <table:table-cell office:value-type="string">
            <text:p>dreieck-&gt;diff-&gt;rechteck</text:p>
          </table:table-cell>
        </table:table-row>
        <table:table-row table:style-name="ro1">
          <table:table-cell office:value-type="string">
            <text:p>foto1401</text:p>
          </table:table-cell>
          <table:table-cell office:value-type="string">
            <text:p>recht-&gt;deltas</text:p>
          </table:table-cell>
        </table:table-row>
      </table:table>
      <table:table table:name="4.1" table:style-name="ta1">
        <table:table-column table:style-name="co1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3 bilder Sinus</text:p>
          </table:table-cell>
          <table:table-cell office:value-type="string">
            <text:p>unten</text:p>
          </table:table-cell>
          <table:table-cell office:value-type="string">
            <text:p>oben</text:p>
          </table:table-cell>
          <table:table-cell office:value-type="string">
            <text:p>U_A</text:p>
          </table:table-cell>
          <table:table-cell office:value-type="string">
            <text:p>50 Hz</text:p>
          </table:table-cell>
        </table:table-row>
        <table:table-row table:style-name="ro1">
          <table:table-cell office:value-type="string">
            <text:p>foto</text:p>
          </table:table-cell>
          <table:table-cell office:value-type="string">
            <text:p>dreieck</text:p>
          </table:table-cell>
          <table:table-cell office:value-type="string">
            <text:p>500Hz</text:p>
          </table:table-cell>
          <table:table-cell table:number-columns-repeated="2"/>
        </table:table-row>
      </table:table>
      <table:table table:name="4.2" table:style-name="ta1">
        <table:table-column table:style-name="co1" table:number-columns-repeated="2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foto1424</text:p>
          </table:table-cell>
          <table:table-cell office:value-type="string">
            <text:p>rechteck</text:p>
          </table:table-cell>
        </table:table-row>
        <table:table-row table:style-name="ro1">
          <table:table-cell office:value-type="string">
            <text:p>foto1427</text:p>
          </table:table-cell>
          <table:table-cell office:value-type="string">
            <text:p>drei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.laur </meta:initial-creator>
    <meta:creation-date>2013-06-06T09:49:54</meta:creation-date>
    <dc:date>2013-06-06T10:34:38</dc:date>
    <dc:creator>p.laur </dc:creator>
    <meta:editing-duration>PT37M44S</meta:editing-duration>
    <meta:editing-cycles>11</meta:editing-cycles>
    <meta:generator>LibreOffice/3.6$Linux_X86_64 LibreOffice_project/360m1$Build-2</meta:generator>
    <meta:document-statistic meta:table-count="12" meta:cell-count="177" meta:object-count="0"/>
  </office:meta>
</office:document-meta>
</file>